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42cm" fo:margin-left="-0.519cm" table:align="left"/>
    </style:style>
    <style:style style:name="Table1.A" style:family="table-column">
      <style:table-column-properties style:column-width="7.197cm"/>
    </style:style>
    <style:style style:name="Table1.B" style:family="table-column">
      <style:table-column-properties style:column-width="10.345cm"/>
    </style:style>
    <style:style style:name="Table1.A1" style:family="table-cell">
      <style:table-cell-properties style:vertical-align="middle" fo:padding="0.049cm" fo:border="none"/>
    </style:style>
    <style:style style:name="Table1.5" style:family="table-row">
      <style:table-row-properties style:min-row-height="2.494cm"/>
    </style:style>
    <style:style style:name="Table1.A5" style:family="table-cell">
      <style:table-cell-properties fo:padding="0.049cm" fo:border="none"/>
    </style:style>
    <style:style style:name="P1" style:family="paragraph" style:parent-style-name="Standard">
      <style:text-properties officeooo:paragraph-rsid="000541f3"/>
    </style:style>
    <style:style style:name="P2" style:family="paragraph" style:parent-style-name="Standard">
      <style:text-properties officeooo:rsid="00071572" officeooo:paragraph-rsid="00071572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Standard">
      <style:text-properties fo:font-variant="normal" fo:text-transform="none" fo:color="#000000" style:font-name="Open Sans" fo:font-size="10.5pt" fo:letter-spacing="normal" fo:font-style="normal" fo:font-weight="normal" officeooo:rsid="000541f3" officeooo:paragraph-rsid="000541f3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font-name="Open Sans" fo:font-size="10.5pt" fo:letter-spacing="normal" fo:font-style="normal" fo:font-weight="normal" officeooo:rsid="000541f3" officeooo:paragraph-rsid="00071572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Open Sans" fo:font-size="10.5pt" fo:letter-spacing="normal" fo:font-style="normal" fo:font-weight="bold" officeooo:rsid="000541f3" officeooo:paragraph-rsid="00071572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Open Sans" fo:font-size="10.5pt" fo:letter-spacing="normal" fo:font-style="normal" fo:font-weight="bold" officeooo:rsid="000541f3" officeooo:paragraph-rsid="001ee3db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Open Sans" fo:font-size="10.5pt" fo:letter-spacing="normal" fo:font-style="normal" fo:font-weight="bold" officeooo:rsid="000541f3" officeooo:paragraph-rsid="000541f3"/>
    </style:style>
    <style:style style:name="P9" style:family="paragraph" style:parent-style-name="Standard">
      <style:text-properties fo:font-variant="normal" fo:text-transform="none" fo:color="#000000" style:font-name="Open Sans" fo:font-size="10.5pt" fo:letter-spacing="normal" fo:font-style="normal" fo:font-weight="bold" officeooo:rsid="001f4f48" officeooo:paragraph-rsid="001f4f48"/>
    </style:style>
    <style:style style:name="P10" style:family="paragraph" style:parent-style-name="Heading_20_4">
      <style:text-properties fo:font-variant="normal" fo:text-transform="none" fo:color="#000000" style:font-name="Open Sans" fo:font-size="10.5pt" fo:letter-spacing="normal" fo:font-style="normal" fo:font-weight="bold" officeooo:rsid="000541f3" officeooo:paragraph-rsid="000541f3"/>
    </style:style>
    <style:style style:name="T1" style:family="text">
      <style:text-properties officeooo:rsid="000541f3"/>
    </style:style>
    <style:style style:name="T2" style:family="text">
      <style:text-properties fo:font-variant="normal" fo:text-transform="none" fo:color="#000000" style:font-name="Open Sans" fo:font-size="10.5pt" fo:letter-spacing="normal" fo:font-style="normal" fo:font-weight="bold"/>
    </style:style>
    <style:style style:name="T3" style:family="text">
      <style:text-properties fo:font-variant="normal" fo:text-transform="none" fo:color="#000000" style:font-name="Open Sans" fo:font-size="10.5pt" fo:letter-spacing="normal" fo:font-style="normal" fo:font-weight="bold" officeooo:rsid="000541f3"/>
    </style:style>
    <style:style style:name="T4" style:family="text">
      <style:text-properties fo:font-variant="normal" fo:text-transform="none" fo:color="#000000" style:font-name="Open Sans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Open Sans" fo:font-size="10.5pt" fo:letter-spacing="normal" fo:font-style="normal" fo:font-weight="normal" officeooo:rsid="000541f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following are the list of <text:s/></text:span><text:span text:style-name="T2">License Type</text:span><text:span text:style-name="T3">s </text:span><text:span text:style-name="T5">in abotmi database.</text:span></text:p>
      <text:p text:style-name="P4"/>
      <text:p text:style-name="P7">1. AJDHS</text:p>
      <text:p text:style-name="P7">2.CM</text:p>
      <text:p text:style-name="P7">3.GL </text:p>
      <text:p text:style-name="P7">4.LAGT </text:p>
      <text:p text:style-name="P7">5.LI 6.LL</text:p>
      <text:p text:style-name="P7">7.MGA <text:s/></text:p>
      <text:p text:style-name="P7">8.PLPC <text:s/></text:p>
      <text:p text:style-name="P7">9.PN <text:s/></text:p>
      <text:p text:style-name="P7">10.RIB </text:p>
      <text:p text:style-name="P7">11.RM <text:s/></text:p>
      <text:p text:style-name="P7">12. SL</text:p>
      <text:p text:style-name="P7">13.SP</text:p>
      <text:p text:style-name="P6"><text:s/></text:p>
      <text:p text:style-name="P5"/>
      <text:p text:style-name="P5"/>
      <text:p text:style-name="P5"/>
      <text:p text:style-name="P2"><text:span text:style-name="T5">w</text:span><text:span text:style-name="T4">e can able to get the info for these licence types <text:s/>check the below link.</text:span></text:p>
      <text:p text:style-name="P8"/>
      <text:p text:style-name="P8"/>
      <text:p text:style-name="P1"><text:a xlink:type="simple" xlink:href="https://www.tdi.texas.gov/agent/agentlists.html" text:style-name="Internet_20_link" text:visited-style-name="Visited_20_Internet_20_Link"><text:span text:style-name="T3">https://www.tdi.texas.gov/agent/agentlists.html</text:span></text:a></text:p>
      <text:p text:style-name="P8"/>
      <text:p text:style-name="P8"/>
      <text:p text:style-name="P9">NOTE :</text:p>
      <text:h text:style-name="P10" text:outline-level="4">Agent Lists</text:h>
      <text:p text:style-name="Text_20_body"><text:span text:style-name="T6">Agent lists are updated by the sixth working day of each month</text:span> from the TDI database. The lists are available as .zip files that require a compatible utility to decompress the files or as .csv spreadsheets.</text:p>
      <text:p text:style-name="Text_20_body">You also can get a copy of a list through an <text:a xlink:type="simple" xlink:href="https://www.tdi.texas.gov/open-records.html" text:style-name="Internet_20_link" text:visited-style-name="Visited_20_Internet_20_Link">open records request</text:a>.</text:p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License Type</text:p>
          </table:table-cell>
          <table:table-cell table:style-name="Table1.A1" office:value-type="string">
            <text:p text:style-name="Table_20_Heading">File Description</text:p>
          </table:table-cell>
        </table:table-row>
        <table:table-row>
          <table:table-cell table:style-name="Table1.A1" office:value-type="string">
            <text:p text:style-name="Table_20_Contents">Adjuster Designated Home State (AJDHS)</text:p>
          </table:table-cell>
          <table:table-cell table:style-name="Table1.A1" office:value-type="string">
            <text:p text:style-name="Table_20_Contents">Active Adjuster Designated Home State Agents<text:line-break/><text:a xlink:type="simple" xlink:href="https://www.tdi.texas.gov/general/download/agtajdhs.zip" text:style-name="Internet_20_link" text:visited-style-name="Visited_20_Internet_20_Link">agtajdhs.zip</text:a> | <text:a xlink:type="simple" xlink:href="https://www.tdi.texas.gov/general/download/agtajdhs.csv" text:style-name="Internet_20_link" text:visited-style-name="Visited_20_Internet_20_Link">agtajdhs.csv</text:a></text:p>
          </table:table-cell>
        </table:table-row>
        <table:table-row>
          <table:table-cell table:style-name="Table1.A1" office:value-type="string">
            <text:p text:style-name="Table_20_Contents">County Mutual Agent (CM)</text:p>
          </table:table-cell>
          <table:table-cell table:style-name="Table1.A1" office:value-type="string">
            <text:p text:style-name="Table_20_Contents">Active County Mutual Agents<text:line-break/><text:a xlink:type="simple" xlink:href="https://www.tdi.texas.gov/general/download/agtcm.zip" text:style-name="Internet_20_link" text:visited-style-name="Visited_20_Internet_20_Link">agtcm.zip</text:a> | <text:a xlink:type="simple" xlink:href="https://www.tdi.texas.gov/general/download/agtcm.csv" text:style-name="Internet_20_link" text:visited-style-name="Visited_20_Internet_20_Link">agtcm.csv</text:a></text:p>
          </table:table-cell>
        </table:table-row>
        <table:table-row>
          <table:table-cell table:style-name="Table1.A1" office:value-type="string">
            <text:p text:style-name="Table_20_Contents">County Mutual Agency (CM)</text:p>
          </table:table-cell>
          <table:table-cell table:style-name="Table1.A1" office:value-type="string">
            <text:p text:style-name="Table_20_Contents">Active County Mutual Agencies<text:line-break/><text:a xlink:type="simple" xlink:href="https://www.tdi.texas.gov/general/download/agycm.zip" text:style-name="Internet_20_link" text:visited-style-name="Visited_20_Internet_20_Link">agycm.zip</text:a> | <text:a xlink:type="simple" xlink:href="https://www.tdi.texas.gov/general/download/agycm.csv" text:style-name="Internet_20_link" text:visited-style-name="Visited_20_Internet_20_Link">agycm.csv</text:a></text:p>
          </table:table-cell>
        </table:table-row>
        <table:table-row table:style-name="Table1.5">
          <table:table-cell table:style-name="Table1.A5" office:value-type="string">
            <text:p text:style-name="P3">General Lines Agent (GL)</text:p>
            <text:p text:style-name="P3"><text:line-break/></text:p>
          </table:table-cell>
          <table:table-cell table:style-name="Table1.A1" office:value-type="string">
            <text:p text:style-name="P3"><text:s/><text:a xlink:type="simple" xlink:href="https://www.tdi.texas.gov/general/download/aggla.zip" text:style-name="Internet_20_link" text:visited-style-name="Visited_20_Internet_20_Link">Aggla.zip</text:a>  contains the following six .csv files.</text:p>
            <text:p text:style-name="P3"/>
          </table:table-cell>
        </table:table-row>
        <table:table-row>
          <table:table-cell table:style-name="Table1.A1" office:value-type="string">
            <text:p text:style-name="Table_20_Contents">Life Agent (LAGT)</text:p>
          </table:table-cell>
          <table:table-cell table:style-name="Table1.A1" office:value-type="string">
            <text:p text:style-name="Table_20_Contents">Active Life Agents<text:line-break/><text:a xlink:type="simple" xlink:href="https://www.tdi.texas.gov/general/download/agtlagt.zip" text:style-name="Internet_20_link" text:visited-style-name="Visited_20_Internet_20_Link">agtlagt.zip</text:a> | <text:a xlink:type="simple" xlink:href="https://www.tdi.texas.gov/general/download/agtlagt.csv" text:style-name="Internet_20_link" text:visited-style-name="Visited_20_Internet_20_Link">agtlagt.csv</text:a></text:p>
          </table:table-cell>
        </table:table-row>
        <text:soft-page-break/>
        <table:table-row>
          <table:table-cell table:style-name="Table1.A1" office:value-type="string">
            <text:p text:style-name="Table_20_Contents">Life Agent Agency (LAGT)</text:p>
          </table:table-cell>
          <table:table-cell table:style-name="Table1.A1" office:value-type="string">
            <text:p text:style-name="Table_20_Contents">Active Life Agent Agencies<text:line-break/><text:a xlink:type="simple" xlink:href="https://www.tdi.texas.gov/general/download/agylagt.zip" text:style-name="Internet_20_link" text:visited-style-name="Visited_20_Internet_20_Link">agylagt.zip</text:a> | <text:a xlink:type="simple" xlink:href="https://www.tdi.texas.gov/general/download/agylagt.csv" text:style-name="Internet_20_link" text:visited-style-name="Visited_20_Internet_20_Link">agylagt.csv</text:a></text:p>
          </table:table-cell>
        </table:table-row>
        <table:table-row>
          <table:table-cell table:style-name="Table1.A1" office:value-type="string">
            <text:p text:style-name="Table_20_Contents">Life Insurance Not to Exceed $25,000 Agent (LI)</text:p>
          </table:table-cell>
          <table:table-cell table:style-name="Table1.A1" office:value-type="string">
            <text:p text:style-name="Table_20_Contents">Active Life Insurance Not to Exceed $25,000 Agents<text:line-break/><text:a xlink:type="simple" xlink:href="https://www.tdi.texas.gov/general/download/agtli.zip" text:style-name="Internet_20_link" text:visited-style-name="Visited_20_Internet_20_Link">agtli.zip</text:a> | <text:a xlink:type="simple" xlink:href="https://www.tdi.texas.gov/general/download/agtli.csv" text:style-name="Internet_20_link" text:visited-style-name="Visited_20_Internet_20_Link">agtli.csv</text:a></text:p>
          </table:table-cell>
        </table:table-row>
        <table:table-row>
          <table:table-cell table:style-name="Table1.A1" office:value-type="string">
            <text:p text:style-name="Table_20_Contents">Life Insurance Not to Exceed $25,000 Agency (LI)</text:p>
          </table:table-cell>
          <table:table-cell table:style-name="Table1.A1" office:value-type="string">
            <text:p text:style-name="Table_20_Contents">Active Life Insurance Not to Exceed $25,000 Agencies<text:line-break/><text:a xlink:type="simple" xlink:href="https://www.tdi.texas.gov/general/download/agyli.zip" text:style-name="Internet_20_link" text:visited-style-name="Visited_20_Internet_20_Link">agyli.zip</text:a> | <text:a xlink:type="simple" xlink:href="https://www.tdi.texas.gov/general/download/agyli.csv" text:style-name="Internet_20_link" text:visited-style-name="Visited_20_Internet_20_Link">agyli.csv</text:a></text:p>
          </table:table-cell>
        </table:table-row>
        <table:table-row>
          <table:table-cell table:style-name="Table1.A1" office:value-type="string">
            <text:p text:style-name="Table_20_Contents">Limited Lines Agent (LL)</text:p>
          </table:table-cell>
          <table:table-cell table:style-name="Table1.A1" office:value-type="string">
            <text:p text:style-name="Table_20_Contents">Active Limited Lines Agents<text:line-break/><text:a xlink:type="simple" xlink:href="https://www.tdi.texas.gov/general/download/agtll.zip" text:style-name="Internet_20_link" text:visited-style-name="Visited_20_Internet_20_Link">agtll.zip</text:a> | <text:a xlink:type="simple" xlink:href="https://www.tdi.texas.gov/general/download/agtll.csv" text:style-name="Internet_20_link" text:visited-style-name="Visited_20_Internet_20_Link">agtll.csv</text:a></text:p>
          </table:table-cell>
        </table:table-row>
        <table:table-row>
          <table:table-cell table:style-name="Table1.A1" office:value-type="string">
            <text:p text:style-name="Table_20_Contents">Limited Lines Agency (LL)</text:p>
          </table:table-cell>
          <table:table-cell table:style-name="Table1.A1" office:value-type="string">
            <text:p text:style-name="Table_20_Contents">Active Limited Lines Agencies<text:line-break/><text:a xlink:type="simple" xlink:href="https://www.tdi.texas.gov/general/download/agyll.zip" text:style-name="Internet_20_link" text:visited-style-name="Visited_20_Internet_20_Link">agyll.zip</text:a> | <text:a xlink:type="simple" xlink:href="https://www.tdi.texas.gov/general/download/agyll.csv" text:style-name="Internet_20_link" text:visited-style-name="Visited_20_Internet_20_Link">agyll.csv</text:a></text:p>
          </table:table-cell>
        </table:table-row>
        <table:table-row>
          <table:table-cell table:style-name="Table1.A1" office:value-type="string">
            <text:p text:style-name="Table_20_Contents">Managing General Agent (MGA)</text:p>
          </table:table-cell>
          <table:table-cell table:style-name="Table1.A1" office:value-type="string">
            <text:p text:style-name="Table_20_Contents">Active Managing General Agents<text:line-break/><text:a xlink:type="simple" xlink:href="https://www.tdi.texas.gov/general/download/agtmga.zip" text:style-name="Internet_20_link" text:visited-style-name="Visited_20_Internet_20_Link">agtmga.zip</text:a> | <text:a xlink:type="simple" xlink:href="https://www.tdi.texas.gov/general/download/agtmga.csv" text:style-name="Internet_20_link" text:visited-style-name="Visited_20_Internet_20_Link">agtmga.csv</text:a></text:p>
          </table:table-cell>
        </table:table-row>
        <table:table-row>
          <table:table-cell table:style-name="Table1.A1" office:value-type="string">
            <text:p text:style-name="Table_20_Contents">Managing General Agency (MGA)</text:p>
          </table:table-cell>
          <table:table-cell table:style-name="Table1.A1" office:value-type="string">
            <text:p text:style-name="Table_20_Contents">Active Managing General Agencies<text:line-break/><text:a xlink:type="simple" xlink:href="https://www.tdi.texas.gov/general/download/agymga.zip" text:style-name="Internet_20_link" text:visited-style-name="Visited_20_Internet_20_Link">agymga.zip</text:a> | <text:a xlink:type="simple" xlink:href="https://www.tdi.texas.gov/general/download/agymga.csv" text:style-name="Internet_20_link" text:visited-style-name="Visited_20_Internet_20_Link">agymga.csv</text:a></text:p>
          </table:table-cell>
        </table:table-row>
        <table:table-row>
          <table:table-cell table:style-name="Table1.A1" office:value-type="string">
            <text:p text:style-name="Table_20_Contents">Personal Lines Property Casualty (PLPC)</text:p>
          </table:table-cell>
          <table:table-cell table:style-name="Table1.A1" office:value-type="string">
            <text:p text:style-name="Table_20_Contents">Active Personal Lines Property Casualty Agents<text:line-break/><text:a xlink:type="simple" xlink:href="https://www.tdi.texas.gov/general/download/agtplpc.zip" text:style-name="Internet_20_link" text:visited-style-name="Visited_20_Internet_20_Link">agtplpc.zip</text:a> | <text:a xlink:type="simple" xlink:href="https://www.tdi.texas.gov/general/download/agtplpc.csv" text:style-name="Internet_20_link" text:visited-style-name="Visited_20_Internet_20_Link">agtplpc.csv</text:a></text:p>
          </table:table-cell>
        </table:table-row>
        <table:table-row>
          <table:table-cell table:style-name="Table1.A1" office:value-type="string">
            <text:p text:style-name="Table_20_Contents">Personal Lines Property Casualty Agency (PLPC)</text:p>
          </table:table-cell>
          <table:table-cell table:style-name="Table1.A1" office:value-type="string">
            <text:p text:style-name="Table_20_Contents">Active Personal Lines Property Casualty Agencies<text:line-break/><text:a xlink:type="simple" xlink:href="https://www.tdi.texas.gov/general/download/agyplpc.zip" text:style-name="Internet_20_link" text:visited-style-name="Visited_20_Internet_20_Link">agyplpc.zip</text:a> | <text:a xlink:type="simple" xlink:href="https://www.tdi.texas.gov/general/download/agyplpc.csv" text:style-name="Internet_20_link" text:visited-style-name="Visited_20_Internet_20_Link">agyplpc.csv</text:a></text:p>
          </table:table-cell>
        </table:table-row>
        <table:table-row>
          <table:table-cell table:style-name="Table1.A1" office:value-type="string">
            <text:p text:style-name="Table_20_Contents">Pre-Need Agent (PN)</text:p>
          </table:table-cell>
          <table:table-cell table:style-name="Table1.A1" office:value-type="string">
            <text:p text:style-name="Table_20_Contents">Active Pre-Need Agents<text:line-break/><text:a xlink:type="simple" xlink:href="https://www.tdi.texas.gov/general/download/agtpn.zip" text:style-name="Internet_20_link" text:visited-style-name="Visited_20_Internet_20_Link">agtpn.zip</text:a> | <text:a xlink:type="simple" xlink:href="https://www.tdi.texas.gov/general/download/agtpn.csv" text:style-name="Internet_20_link" text:visited-style-name="Visited_20_Internet_20_Link">agtpn.csv</text:a></text:p>
          </table:table-cell>
        </table:table-row>
        <table:table-row>
          <table:table-cell table:style-name="Table1.A1" office:value-type="string">
            <text:p text:style-name="Table_20_Contents">Pre-Need Agency (PN)</text:p>
          </table:table-cell>
          <table:table-cell table:style-name="Table1.A1" office:value-type="string">
            <text:p text:style-name="Table_20_Contents">Active Pre-Need Agencies<text:line-break/><text:a xlink:type="simple" xlink:href="https://www.tdi.texas.gov/general/download/agypn.zip" text:style-name="Internet_20_link" text:visited-style-name="Visited_20_Internet_20_Link">agypn.zip</text:a> | <text:a xlink:type="simple" xlink:href="https://www.tdi.texas.gov/general/download/agypn.csv" text:style-name="Internet_20_link" text:visited-style-name="Visited_20_Internet_20_Link">agypn.csv</text:a></text:p>
          </table:table-cell>
        </table:table-row>
        <table:table-row>
          <table:table-cell table:style-name="Table1.A1" office:value-type="string">
            <text:p text:style-name="Table_20_Contents">Reinsurance Broker Agent (RIB)</text:p>
          </table:table-cell>
          <table:table-cell table:style-name="Table1.A1" office:value-type="string">
            <text:p text:style-name="Table_20_Contents">Active Reinsurance Broker Agents<text:line-break/><text:a xlink:type="simple" xlink:href="https://www.tdi.texas.gov/general/download/agtrib.zip" text:style-name="Internet_20_link" text:visited-style-name="Visited_20_Internet_20_Link">agtrib.zip</text:a> | <text:a xlink:type="simple" xlink:href="https://www.tdi.texas.gov/general/download/agtrib.csv" text:style-name="Internet_20_link" text:visited-style-name="Visited_20_Internet_20_Link">agtrib.csv</text:a></text:p>
          </table:table-cell>
        </table:table-row>
        <table:table-row>
          <table:table-cell table:style-name="Table1.A1" office:value-type="string">
            <text:p text:style-name="Table_20_Contents">Reinsurance Broker Agency (RIB)</text:p>
          </table:table-cell>
          <table:table-cell table:style-name="Table1.A1" office:value-type="string">
            <text:p text:style-name="Table_20_Contents">Active Reinsurance Broker Agencies<text:line-break/><text:a xlink:type="simple" xlink:href="https://www.tdi.texas.gov/general/download/agyrib.zip" text:style-name="Internet_20_link" text:visited-style-name="Visited_20_Internet_20_Link">agyrib.zip</text:a> | <text:a xlink:type="simple" xlink:href="https://www.tdi.texas.gov/general/download/agyrib.csv" text:style-name="Internet_20_link" text:visited-style-name="Visited_20_Internet_20_Link">agyrib.csv</text:a></text:p>
          </table:table-cell>
        </table:table-row>
        <table:table-row>
          <table:table-cell table:style-name="Table1.A1" office:value-type="string">
            <text:p text:style-name="Table_20_Contents">Risk Manager Agent (RM)</text:p>
          </table:table-cell>
          <table:table-cell table:style-name="Table1.A1" office:value-type="string">
            <text:p text:style-name="Table_20_Contents">Active Risk Manager Agents<text:line-break/><text:a xlink:type="simple" xlink:href="https://www.tdi.texas.gov/general/download/agtrm.zip" text:style-name="Internet_20_link" text:visited-style-name="Visited_20_Internet_20_Link">agtrm.zip</text:a> | <text:a xlink:type="simple" xlink:href="https://www.tdi.texas.gov/general/download/agtrm.csv" text:style-name="Internet_20_link" text:visited-style-name="Visited_20_Internet_20_Link">agtrm.csv</text:a></text:p>
          </table:table-cell>
        </table:table-row>
        <table:table-row>
          <table:table-cell table:style-name="Table1.A1" office:value-type="string">
            <text:p text:style-name="Table_20_Contents">Specialty Insurance Agent (SP)</text:p>
          </table:table-cell>
          <table:table-cell table:style-name="Table1.A1" office:value-type="string">
            <text:p text:style-name="Table_20_Contents">Active Specialty Insurance Agents<text:line-break/><text:a xlink:type="simple" xlink:href="https://www.tdi.texas.gov/general/download/agtsp.zip" text:style-name="Internet_20_link" text:visited-style-name="Visited_20_Internet_20_Link">agtsp.zip</text:a> | <text:a xlink:type="simple" xlink:href="https://www.tdi.texas.gov/general/download/agtsp.csv" text:style-name="Internet_20_link" text:visited-style-name="Visited_20_Internet_20_Link">agtsp.csv</text:a></text:p>
          </table:table-cell>
        </table:table-row>
        <table:table-row>
          <table:table-cell table:style-name="Table1.A1" office:value-type="string">
            <text:p text:style-name="Table_20_Contents">Specialty Insurance Agency (SP)</text:p>
          </table:table-cell>
          <table:table-cell table:style-name="Table1.A1" office:value-type="string">
            <text:p text:style-name="Table_20_Contents">Active Specialty Insurance Agencies<text:line-break/><text:a xlink:type="simple" xlink:href="https://www.tdi.texas.gov/general/download/agysp.zip" text:style-name="Internet_20_link" text:visited-style-name="Visited_20_Internet_20_Link">agysp.zip</text:a> | <text:a xlink:type="simple" xlink:href="https://www.tdi.texas.gov/general/download/agysp.csv" text:style-name="Internet_20_link" text:visited-style-name="Visited_20_Internet_20_Link">agysp.csv</text:a></text:p>
          </table:table-cell>
        </table:table-row>
        <table:table-row>
          <table:table-cell table:style-name="Table1.A1" office:value-type="string">
            <text:p text:style-name="Table_20_Contents">Surplus Lines Agent (SL)</text:p>
          </table:table-cell>
          <table:table-cell table:style-name="Table1.A1" office:value-type="string">
            <text:p text:style-name="Table_20_Contents">Active Surplus Lines Agents<text:line-break/><text:a xlink:type="simple" xlink:href="https://www.tdi.texas.gov/general/download/agtsl.zip" text:style-name="Internet_20_link" text:visited-style-name="Visited_20_Internet_20_Link">agtsl.zip</text:a> | <text:a xlink:type="simple" xlink:href="https://www.tdi.texas.gov/general/download/agtsl.csv" text:style-name="Internet_20_link" text:visited-style-name="Visited_20_Internet_20_Link">agtsl.csv</text:a></text:p>
          </table:table-cell>
        </table:table-row>
        <table:table-row>
          <table:table-cell table:style-name="Table1.A1" office:value-type="string">
            <text:p text:style-name="Table_20_Contents">Surplus Lines Agency (SL)</text:p>
          </table:table-cell>
          <table:table-cell table:style-name="Table1.A1" office:value-type="string">
            <text:p text:style-name="Table_20_Contents">Active Surplus Lines Agencies<text:line-break/><text:a xlink:type="simple" xlink:href="https://www.tdi.texas.gov/general/download/agysl.zip" text:style-name="Internet_20_link" text:visited-style-name="Visited_20_Internet_20_Link">agysl.zip</text:a> | <text:a xlink:type="simple" xlink:href="https://www.tdi.texas.gov/general/download/agysl.csv" text:style-name="Internet_20_link" text:visited-style-name="Visited_20_Internet_20_Link">agysl.csv</text:a></text:p>
          </table:table-cell>
        </table:table-row>
      </table:table>
      <text:p text:style-name="Text_20_body"/>
      <text:p text:style-name="Text_20_body"/>
      <text:p text:style-name="Text_20_body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0:44:39.923638749</meta:creation-date>
    <dc:date>2019-05-31T14:45:50.224776241</dc:date>
    <meta:editing-duration>PT21M2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70" meta:word-count="373" meta:character-count="2539" meta:non-whitespace-character-count="2215"/>
  </office:meta>
</office:document-meta>
</file>